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cccccc" draw:textarea-horizontal-align="justify" draw:textarea-vertical-align="top" draw:auto-grow-height="false" fo:min-height="8.2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2cm" fo:min-width="3cm"/>
      <style:paragraph-properties style:writing-mode="lr-tb"/>
    </style:style>
    <style:style style:name="gr4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5.5cm"/>
      <style:paragraph-properties style:writing-mode="lr-tb"/>
    </style:style>
    <style:style style:name="gr5" style:family="graphic" style:parent-style-name="standard" style:list-style-name="L1">
      <style:graphic-properties draw:fill-color="#cccccc" draw:textarea-horizontal-align="justify" draw:textarea-vertical-align="middle" draw:auto-grow-height="false" fo:min-height="1.25cm" fo:min-width="2.7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3.75cm"/>
      <style:paragraph-properties style:writing-mode="lr-tb"/>
    </style:style>
    <style:style style:name="gr8" style:family="graphic" style:parent-style-name="standard" style:list-style-name="L1">
      <style:graphic-properties draw:fill-color="#cccccc" draw:textarea-horizontal-align="justify" draw:textarea-vertical-align="middle" draw:auto-grow-height="false" fo:min-height="1.25cm" fo:min-width="2.75cm"/>
      <style:paragraph-properties style:writing-mode="lr-tb"/>
    </style:style>
    <style:style style:name="gr9" style:family="graphic" style:parent-style-name="standard" style:list-style-name="L1">
      <style:graphic-properties draw:fill-color="#ffff00" draw:textarea-horizontal-align="justify" draw:textarea-vertical-align="middle" draw:auto-grow-height="false" fo:min-height="1.5cm" fo:min-width="3.5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12" style:family="graphic" style:parent-style-name="standard" style:list-style-name="L1">
      <style:graphic-properties draw:fill-color="#ffff00" draw:textarea-horizontal-align="justify" draw:textarea-vertical-align="middle" draw:auto-grow-height="false" fo:min-height="2.25cm" fo:min-width="3.5cm"/>
      <style:paragraph-properties style:writing-mode="lr-tb"/>
    </style:style>
    <style:style style:name="gr13" style:family="graphic" style:parent-style-name="standard" style:list-style-name="L1">
      <style:graphic-properties draw:fill-color="#eeeeee" draw:textarea-horizontal-align="justify" draw:textarea-vertical-align="middle" draw:auto-grow-height="false" fo:min-height="1.25cm" fo:min-width="10.25cm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e8f2a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9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8.5cm" svg:x="9.75cm" svg:y="4.25cm">
          <text:p text:style-name="P1"><text:span text:style-name="T1">Raspberry PI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25cm" svg:x="10.5cm" svg:y="6.5cm">
          <text:p text:style-name="P3"><text:span text:style-name="T1">MQTT Broker</text:span><text:span text:style-name="T1"><text:line-break/></text:span><text:span text:style-name="T2">Mosquitto</text:span></text:p>
          <text:p text:style-name="P3"><text:span text:style-name="T3">(Docker Contain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cm" svg:height="2.25cm" svg:x="10.5cm" svg:y="10cm">
          <text:p text:style-name="P4"><text:span text:style-name="T1">Tibber</text:span></text:p>
          <text:p text:style-name="P5"><text:span text:style-name="T3">(Docker Container)</text:span>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.75cm" svg:x="9.75cm" svg:y="16.75cm">
          <text:p text:style-name="P1"><text:span text:style-name="T1">Victron Multiplus I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1.5cm" svg:x="9.75cm" svg:y="20.75cm">
          <text:p text:style-name="P1"><text:span text:style-name="T1">Victron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25cm" svg:y1="18.5cm" svg:x2="11.25cm" svg:y2="20.75cm">
          <text:p/>
        </draw:line>
        <draw:line draw:style-name="gr6" draw:text-style-name="P7" draw:layer="layout" svg:x1="12.75cm" svg:y1="12.75cm" svg:x2="12.75cm" svg:y2="16.75cm">
          <text:p/>
        </draw:line>
        <draw:custom-shape draw:style-name="gr7" draw:text-style-name="P2" draw:layer="layout" svg:width="4.25cm" svg:height="1.75cm" svg:x="10.25cm" svg:y="25.5cm">
          <text:p text:style-name="P1"><text:span text:style-name="T1">Solar Charger</text:span></text:p>
          <text:p text:style-name="P1"><text:span text:style-name="T1">(SMA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5cm" svg:height="1.5cm" svg:x="5.5cm" svg:y="16.75cm">
          <text:p text:style-name="P1"><text:span text:style-name="T1">LiFePo </text:span><text:span text:style-name="T1"><text:line-break/></text:span><text:span text:style-name="T1">BM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cm" svg:height="1.75cm" svg:x="3cm" svg:y="25.5cm">
          <text:p text:style-name="P1"><text:span text:style-name="T1">Solar Modules</text:span></text:p>
          <text:p text:style-name="P1"><text:span text:style-name="T1">6,84 kWp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cm" svg:y1="26cm" svg:x2="10.25cm" svg:y2="26cm">
          <text:p/>
        </draw:line>
        <draw:custom-shape draw:style-name="gr11" draw:text-style-name="P8" draw:layer="layout" svg:width="4cm" svg:height="2cm" svg:x="3cm" svg:y="20.75cm">
          <text:p text:style-name="P1"><text:span text:style-name="T1">Solar Modules</text:span></text:p>
          <text:p text:style-name="P1"><text:span text:style-name="T1">3,6 kWp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cm" svg:y1="21.75cm" svg:x2="9.75cm" svg:y2="21.75cm">
          <text:p/>
        </draw:line>
        <draw:custom-shape draw:style-name="gr12" draw:text-style-name="P8" draw:layer="layout" svg:width="4cm" svg:height="2.5cm" svg:x="2.5cm" svg:y="12.5cm">
          <text:p text:style-name="P1"><text:span text:style-name="T1">LiFePo4</text:span></text:p>
          <text:p text:style-name="P1"><text:span text:style-name="T1">14 kWh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4.25cm" svg:y1="15cm" svg:x2="5.5cm" svg:y2="17.5cm">
          <text:p/>
        </draw:line>
        <draw:custom-shape draw:style-name="gr13" draw:text-style-name="P9" draw:layer="layout" svg:width="10.75cm" svg:height="1.5cm" draw:transform="rotate (1.57673044625168) translate (18.532cm 27.754cm)">
          <text:p text:style-name="P1"><text:span text:style-name="T1">Power 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14.5cm" svg:y1="26.5cm" svg:x2="18.5cm" svg:y2="26.5cm">
          <text:p/>
        </draw:line>
        <draw:line draw:style-name="gr14" draw:text-style-name="P7" draw:layer="layout" svg:x1="15.75cm" svg:y1="18cm" svg:x2="18.5cm" svg:y2="1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2T05:20:20.763269714</meta:creation-date>
    <dc:date>2023-12-22T05:37:01.639153249</dc:date>
    <meta:editing-duration>PT5M49S</meta:editing-duration>
    <meta:editing-cycles>1</meta:editing-cycles>
    <meta:document-statistic meta:object-count="18"/>
    <meta:generator>LibreOffice/7.1.4.2$MacOSX_X86_64 LibreOffice_project/a529a4fab45b75fefc5b6226684193eb000654f6</meta:generator>
  </office:meta>
</office:document-meta>
</file>